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0.512cm" fo:min-width="10.9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7cm" fo:min-width="0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.544cm" fo:min-width="2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655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9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24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28cm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draw:marker-start-width="0.242cm" draw:marker-end-width="0.242cm" draw:fill-color="#ffffff" draw:textarea-horizontal-align="justify" draw:textarea-vertical-align="middle" draw:auto-grow-height="false" fo:min-height="0.738cm" fo:min-width="0cm" fo:padding-top="0.139cm" fo:padding-bottom="0.139cm" fo:padding-left="0.264cm" fo:padding-right="0.264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999999"/>
      <style:paragraph-properties fo:text-align="center"/>
      <style:text-properties fo:font-size="12pt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style:text-properties fo:font-size="6pt"/>
    </style:style>
    <style:style style:name="P10" style:family="paragraph">
      <loext:graphic-properties draw:fill="none" draw:fill-color="#ffffff"/>
      <style:text-properties fo:font-size="6pt" style:font-size-asian="8pt" style:font-size-complex="8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8pt" style:font-size-complex="8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0.762cm" svg:x="2.905cm" svg:y="7.35cm">
          <text:p text:style-name="P1">Conveyor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0.367cm" svg:height="0.367cm" svg:x="2.905cm" svg:y="8.1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0.367cm" svg:height="0.367cm" svg:x="2.919cm" svg:y="6.968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5" draw:layer="layout" svg:width="3.302cm" svg:height="2.794cm" svg:x="3.794cm" svg:y="6.334cm">
          <text:p text:style-name="P4"><text:span text:style-name="T1">Color</text:span><text:span text:style-name="T1"><text:line-break/></text:span><text:span text:style-name="T1"> Detector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6" draw:layer="layout" svg:width="0.367cm" svg:height="0.367cm" svg:x="7.477cm" svg:y="8.12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0.367cm" svg:height="0.367cm" svg:x="7.491cm" svg:y="6.982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7" draw:layer="layout" svg:width="1.124cm" svg:height="0.645cm" svg:x="2.543cm" svg:y="6.197cm">
          <draw:text-box>
            <text:p><text:span text:style-name="T2">L</text:span><text:span text:style-name="T2">B</text:span><text:span text:style-name="T2">1</text:span></text:p>
          </draw:text-box>
        </draw:frame>
        <draw:frame draw:style-name="gr5" draw:text-style-name="P7" draw:layer="layout" svg:width="1.124cm" svg:height="0.645cm" svg:x="7.242cm" svg:y="6.207cm">
          <draw:text-box>
            <text:p><text:span text:style-name="T2">L</text:span><text:span text:style-name="T2">B</text:span><text:span text:style-name="T2">2</text:span></text:p>
          </draw:text-box>
        </draw:frame>
        <draw:g>
          <draw:custom-shape draw:style-name="gr6" draw:text-style-name="P8" draw:layer="layout" svg:width="0.508cm" svg:height="1.905cm" svg:x="9.636cm" svg:y="8.1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367cm" svg:height="0.367cm" draw:transform="rotate (1.5707963267949) translate (10.158cm 10.00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3" draw:layer="layout" svg:width="0.367cm" svg:height="0.367cm" draw:transform="rotate (-1.5707963267949) translate (9.622cm 9.635cm)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8" draw:layer="layout" svg:width="0.508cm" svg:height="1.905cm" svg:x="11.541cm" svg:y="8.1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367cm" svg:height="0.367cm" draw:transform="rotate (1.5707963267949) translate (12.063cm 10.00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3" draw:layer="layout" svg:width="0.367cm" svg:height="0.367cm" draw:transform="rotate (-1.5707963267949) translate (11.527cm 9.635cm)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6" draw:text-style-name="P8" draw:layer="layout" svg:width="0.508cm" svg:height="1.905cm" svg:x="13.319cm" svg:y="8.1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367cm" svg:height="0.367cm" draw:transform="rotate (1.5707963267949) translate (13.841cm 10.00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3" draw:layer="layout" svg:width="0.367cm" svg:height="0.367cm" draw:transform="rotate (-1.5707963267949) translate (13.305cm 9.635cm)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7" draw:text-style-name="P7" draw:layer="layout" svg:width="1.162cm" svg:height="0.645cm" svg:x="9.255cm" svg:y="10.017cm">
          <draw:text-box>
            <text:p><text:span text:style-name="T2">b</text:span><text:span text:style-name="T2">l</text:span><text:span text:style-name="T2">u</text:span><text:span text:style-name="T2">e</text:span></text:p>
          </draw:text-box>
        </draw:frame>
        <draw:frame draw:style-name="gr7" draw:text-style-name="P7" draw:layer="layout" svg:width="1.01cm" svg:height="0.645cm" svg:x="11.287cm" svg:y="10.007cm">
          <draw:text-box>
            <text:p><text:span text:style-name="T2">r</text:span><text:span text:style-name="T2">e</text:span><text:span text:style-name="T2">d</text:span></text:p>
          </draw:text-box>
        </draw:frame>
        <draw:frame draw:style-name="gr7" draw:text-style-name="P7" draw:layer="layout" svg:width="1.319cm" svg:height="0.645cm" svg:x="12.938cm" svg:y="10.007cm">
          <draw:text-box>
            <text:p><text:span text:style-name="T2">w</text:span><text:span text:style-name="T2">hi</text:span><text:span text:style-name="T2">te</text:span></text:p>
          </draw:text-box>
        </draw:frame>
        <draw:frame draw:style-name="gr8" draw:text-style-name="P10" draw:layer="layout" svg:width="0.879cm" svg:height="0.489cm" svg:x="8.503cm" svg:y="9.528cm">
          <draw:text-box>
            <text:p text:style-name="P9"><text:span text:style-name="T3">LB3</text:span></text:p>
          </draw:text-box>
        </draw:frame>
        <draw:frame draw:style-name="gr8" draw:text-style-name="P10" draw:layer="layout" svg:width="0.879cm" svg:height="0.489cm" svg:x="11.414cm" svg:y="9.528cm">
          <draw:text-box>
            <text:p text:style-name="P9"><text:span text:style-name="T3">LB4</text:span></text:p>
          </draw:text-box>
        </draw:frame>
        <draw:frame draw:style-name="gr8" draw:text-style-name="P10" draw:layer="layout" svg:width="0.879cm" svg:height="0.489cm" svg:x="14.218cm" svg:y="9.636cm">
          <draw:text-box>
            <text:p text:style-name="P9"><text:span text:style-name="T3">LB5</text:span></text:p>
          </draw:text-box>
        </draw:frame>
        <draw:g>
          <draw:custom-shape draw:style-name="gr9" draw:text-style-name="P4" draw:layer="layout" svg:width="0.381cm" svg:height="1.524cm" svg:x="9.636cm" svg:y="5.4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0.33cm" svg:height="0.127cm" svg:x="9.661cm" svg:y="6.08cm">
            <text:p text:style-name="P4"><text:s/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076cm" svg:height="1.016cm" svg:x="9.788cm" svg:y="6.2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layout" svg:width="0.381cm" svg:height="1.524cm" svg:x="11.541cm" svg:y="5.4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0.33cm" svg:height="0.127cm" svg:x="11.566cm" svg:y="6.08cm">
            <text:p text:style-name="P4"><text:s/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076cm" svg:height="1.016cm" svg:x="11.693cm" svg:y="6.2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layout" svg:width="0.381cm" svg:height="1.524cm" svg:x="13.319cm" svg:y="5.4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0.33cm" svg:height="0.127cm" svg:x="13.344cm" svg:y="6.08cm">
            <text:p text:style-name="P4"><text:s/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0.076cm" svg:height="1.016cm" svg:x="13.471cm" svg:y="6.207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12" draw:layer="layout" svg:width="1.45cm" svg:height="0.569cm" svg:x="9.202cm" svg:y="4.876cm">
          <draw:text-box>
            <text:p><text:span text:style-name="T4">Pist</text:span><text:span text:style-name="T4">on1</text:span></text:p>
          </draw:text-box>
        </draw:frame>
        <draw:frame draw:style-name="gr7" draw:text-style-name="P12" draw:layer="layout" svg:width="1.45cm" svg:height="0.569cm" svg:x="10.98cm" svg:y="4.876cm">
          <draw:text-box>
            <text:p><text:span text:style-name="T4">Piston2</text:span></text:p>
          </draw:text-box>
        </draw:frame>
        <draw:frame draw:style-name="gr7" draw:text-style-name="P12" draw:layer="layout" svg:width="1.45cm" svg:height="0.569cm" svg:x="12.758cm" svg:y="4.876cm">
          <draw:text-box>
            <text:p><text:span text:style-name="T4">Piston3</text:span></text:p>
          </draw:text-box>
        </draw:frame>
        <draw:line draw:style-name="gr12" draw:text-style-name="P13" draw:layer="layout" svg:x1="2.143cm" svg:y1="4.175cm" svg:x2="15.351cm" svg:y2="4.175cm">
          <text:p/>
        </draw:line>
        <draw:line draw:style-name="gr13" draw:text-style-name="P13" draw:layer="layout" svg:x1="3.159cm" svg:y1="6.08cm" svg:x2="3.159cm" svg:y2="3.921cm">
          <text:p/>
        </draw:line>
        <draw:line draw:style-name="gr13" draw:text-style-name="P13" draw:layer="layout" svg:x1="7.731cm" svg:y1="6.207cm" svg:x2="7.731cm" svg:y2="4.048cm">
          <text:p/>
        </draw:line>
        <draw:line draw:style-name="gr13" draw:text-style-name="P13" draw:layer="layout" svg:x1="5.445cm" svg:y1="6.08cm" svg:x2="5.445cm" svg:y2="3.921cm">
          <text:p/>
        </draw:line>
        <draw:line draw:style-name="gr13" draw:text-style-name="P13" draw:layer="layout" svg:x1="9.89cm" svg:y1="4.81cm" svg:x2="9.89cm" svg:y2="3.921cm">
          <text:p/>
        </draw:line>
        <draw:line draw:style-name="gr13" draw:text-style-name="P13" draw:layer="layout" svg:x1="11.668cm" svg:y1="4.81cm" svg:x2="11.668cm" svg:y2="3.921cm">
          <text:p/>
        </draw:line>
        <draw:line draw:style-name="gr13" draw:text-style-name="P13" draw:layer="layout" svg:x1="13.446cm" svg:y1="4.81cm" svg:x2="13.446cm" svg:y2="3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3:27:21.598739815</meta:creation-date>
    <dc:date>2017-01-17T14:02:15.133361295</dc:date>
    <meta:editing-duration>PT1M47S</meta:editing-duration>
    <meta:editing-cycles>1</meta:editing-cycles>
    <meta:document-statistic meta:object-count="53"/>
    <meta:generator>LibreOffice/5.1.4.2$Linux_X86_64 LibreOffice_project/10m0$Build-2</meta:generator>
  </office:meta>
</office:document-meta>
</file>